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E000001364D7BACCE.png" manifest:media-type="image/png"/>
  <manifest:file-entry manifest:full-path="Pictures/10000000000001A7000000BAC542AAD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Afbeelding2" text:anchor-type="paragraph" svg:x="2.905cm" svg:y="3.016cm" svg:width="11.192cm" svg:height="4.921cm" draw:z-index="1"><draw:image xlink:href="Pictures/10000000000001A7000000BAC542AAD6.png" xlink:type="simple" xlink:show="embed" xlink:actuate="onLoad"/></draw:frame>Scratch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draw:frame draw:style-name="fr1" draw:name="Afbeelding1" text:anchor-type="paragraph" svg:x="3.076cm" svg:y="2.251cm" svg:width="10.954cm" svg:height="8.202cm" draw:z-index="0"><draw:image xlink:href="Pictures/100000000000019E000001364D7BACCE.png" xlink:type="simple" xlink:show="embed" xlink:actuate="onLoad"/></draw:frame>Pyth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01:13:41.100849493</meta:creation-date>
    <dc:date>2017-03-30T01:15:02.801268457</dc:date>
    <meta:editing-duration>PT1M21S</meta:editing-duration>
    <meta:editing-cycles>1</meta:editing-cycles>
    <meta:document-statistic meta:table-count="0" meta:image-count="2" meta:object-count="0" meta:page-count="1" meta:paragraph-count="2" meta:word-count="2" meta:character-count="13" meta:non-whitespace-character-count="13"/>
    <meta:generator>LibreOffice/4.3.3.2$Linux_X86_64 LibreOffice_project/430m0$Build-2</meta:generator>
  </office:meta>
</office:document-meta>
</file>